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36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3.log" table:style-name="ta1">
        <table:shapes>
          <draw:frame draw:z-index="0" draw:style-name="gr1" draw:text-style-name="P1" svg:width="159.99mm" svg:height="89.99mm" svg:x="80.04mm" svg:y="1mm">
            <loext:p draw:notify-on-update-of-ranges="'cameraslog_3.log'.A2:'cameraslog_3.log'.A1001 'cameraslog_3.log'.B1:'cameraslog_3.log'.B1 'cameraslog_3.log'.B2:'cameraslog_3.log'.B1001 'cameraslog_3.log'.A2:'cameraslog_3.log'.A1001 'cameraslog_3.log'.C1:'cameraslog_3.log'.C1 'cameraslog_3.log'.C2:'cameraslog_3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72524" calcext:value-type="float">
            <text:p>7,725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773321" calcext:value-type="float">
            <text:p>7,7733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997435" calcext:value-type="float">
            <text:p>7,9974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805294" calcext:value-type="float">
            <text:p>7,8052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09612" calcext:value-type="float">
            <text:p>7,7096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213451" calcext:value-type="float">
            <text:p>8,2134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517542" calcext:value-type="float">
            <text:p>7,5175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038172" calcext:value-type="float">
            <text:p>7,0381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126252" calcext:value-type="float">
            <text:p>7,1262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445939" calcext:value-type="float">
            <text:p>7,4459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135319" calcext:value-type="float">
            <text:p>6,135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431278" calcext:value-type="float">
            <text:p>6,43127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167426" calcext:value-type="float">
            <text:p>6,1674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007461" calcext:value-type="float">
            <text:p>5,00746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039526" calcext:value-type="float">
            <text:p>5,0395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455694" calcext:value-type="float">
            <text:p>4,4556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719686" calcext:value-type="float">
            <text:p>4,7196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85554" calcext:value-type="float">
            <text:p>4,855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783669" calcext:value-type="float">
            <text:p>4,783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823758" calcext:value-type="float">
            <text:p>4,8237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127654" calcext:value-type="float">
            <text:p>5,12765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287691" calcext:value-type="float">
            <text:p>5,2876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231653" calcext:value-type="float">
            <text:p>5,2316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967685" calcext:value-type="float">
            <text:p>4,96768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927626" calcext:value-type="float">
            <text:p>4,9276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191593" calcext:value-type="float">
            <text:p>5,19159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823706" calcext:value-type="float">
            <text:p>4,8237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767656" calcext:value-type="float">
            <text:p>4,7676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727699" calcext:value-type="float">
            <text:p>4,7276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743688" calcext:value-type="float">
            <text:p>4,7436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527649" calcext:value-type="float">
            <text:p>4,5276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263697" calcext:value-type="float">
            <text:p>4,26369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.263697" calcext:value-type="float">
            <text:p>4,26369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.343832" calcext:value-type="float">
            <text:p>4,3438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.599816" calcext:value-type="float">
            <text:p>4,5998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.855744" calcext:value-type="float">
            <text:p>4,8557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855744" calcext:value-type="float">
            <text:p>4,8557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951856" calcext:value-type="float">
            <text:p>4,9518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.08792" calcext:value-type="float">
            <text:p>5,087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047852" calcext:value-type="float">
            <text:p>5,0478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887878" calcext:value-type="float">
            <text:p>4,8878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887878" calcext:value-type="float">
            <text:p>4,8878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887878" calcext:value-type="float">
            <text:p>4,8878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.167869" calcext:value-type="float">
            <text:p>5,16786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.167869" calcext:value-type="float">
            <text:p>5,16786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999869" calcext:value-type="float">
            <text:p>4,99986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999869" calcext:value-type="float">
            <text:p>4,99986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959893" calcext:value-type="float">
            <text:p>4,95989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.055879" calcext:value-type="float">
            <text:p>5,0558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295815" calcext:value-type="float">
            <text:p>5,2958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.231997" calcext:value-type="float">
            <text:p>5,2319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.111998" calcext:value-type="float">
            <text:p>5,1119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.111998" calcext:value-type="float">
            <text:p>5,1119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.111998" calcext:value-type="float">
            <text:p>5,1119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383995" calcext:value-type="float">
            <text:p>5,3839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439991" calcext:value-type="float">
            <text:p>5,4399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.175992" calcext:value-type="float">
            <text:p>5,1759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.455991" calcext:value-type="float">
            <text:p>5,4559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.455991" calcext:value-type="float">
            <text:p>5,4559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455991" calcext:value-type="float">
            <text:p>5,4559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.455991" calcext:value-type="float">
            <text:p>5,4559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119993" calcext:value-type="float">
            <text:p>5,11999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.295993" calcext:value-type="float">
            <text:p>5,2959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295993" calcext:value-type="float">
            <text:p>5,2959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.135992" calcext:value-type="float">
            <text:p>5,1359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039991" calcext:value-type="float">
            <text:p>5,0399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767992" calcext:value-type="float">
            <text:p>4,76799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951992" calcext:value-type="float">
            <text:p>4,9519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951992" calcext:value-type="float">
            <text:p>4,9519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151992" calcext:value-type="float">
            <text:p>5,1519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.14399" calcext:value-type="float">
            <text:p>5,143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.199992" calcext:value-type="float">
            <text:p>5,1999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.199992" calcext:value-type="float">
            <text:p>5,1999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.199992" calcext:value-type="float">
            <text:p>5,1999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199992" calcext:value-type="float">
            <text:p>5,1999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935992" calcext:value-type="float">
            <text:p>4,9359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.191992" calcext:value-type="float">
            <text:p>5,1919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.631601" calcext:value-type="float">
            <text:p>5,6316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.695513" calcext:value-type="float">
            <text:p>5,6955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4476" calcext:value-type="float">
            <text:p>5,44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.4476" calcext:value-type="float">
            <text:p>5,44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.535523" calcext:value-type="float">
            <text:p>5,5355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727371" calcext:value-type="float">
            <text:p>5,7273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.623603" calcext:value-type="float">
            <text:p>5,6236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.799549" calcext:value-type="float">
            <text:p>5,799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.655567" calcext:value-type="float">
            <text:p>5,6555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655606" calcext:value-type="float">
            <text:p>5,6556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.759686" calcext:value-type="float">
            <text:p>5,75968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.775599" calcext:value-type="float">
            <text:p>5,77559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551631" calcext:value-type="float">
            <text:p>5,5516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.423543" calcext:value-type="float">
            <text:p>5,4235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.287577" calcext:value-type="float">
            <text:p>5,28757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.287577" calcext:value-type="float">
            <text:p>5,28757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.503569" calcext:value-type="float">
            <text:p>5,50356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503569" calcext:value-type="float">
            <text:p>5,50356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175688" calcext:value-type="float">
            <text:p>5,17568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.175688" calcext:value-type="float">
            <text:p>5,17568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.447617" calcext:value-type="float">
            <text:p>5,4476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391657" calcext:value-type="float">
            <text:p>5,3916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455569" calcext:value-type="float">
            <text:p>5,45556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.455569" calcext:value-type="float">
            <text:p>5,45556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.455569" calcext:value-type="float">
            <text:p>5,45556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.455569" calcext:value-type="float">
            <text:p>5,45556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.695545" calcext:value-type="float">
            <text:p>5,6955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695545" calcext:value-type="float">
            <text:p>5,6955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.471593" calcext:value-type="float">
            <text:p>5,4715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.44741" calcext:value-type="float">
            <text:p>5,447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.247433" calcext:value-type="float">
            <text:p>5,2474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.407465" calcext:value-type="float">
            <text:p>5,4074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399321" calcext:value-type="float">
            <text:p>5,3993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.399321" calcext:value-type="float">
            <text:p>5,3993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.127393" calcext:value-type="float">
            <text:p>5,1273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.047425" calcext:value-type="float">
            <text:p>5,0474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.047425" calcext:value-type="float">
            <text:p>5,0474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.887393" calcext:value-type="float">
            <text:p>4,88739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.967521" calcext:value-type="float">
            <text:p>4,96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.967521" calcext:value-type="float">
            <text:p>4,96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.847839" calcext:value-type="float">
            <text:p>4,8478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.951911" calcext:value-type="float">
            <text:p>4,9519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975885" calcext:value-type="float">
            <text:p>4,9758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.975885" calcext:value-type="float">
            <text:p>4,9758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.975885" calcext:value-type="float">
            <text:p>4,9758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.111933" calcext:value-type="float">
            <text:p>5,1119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.951909" calcext:value-type="float">
            <text:p>4,9519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.687902" calcext:value-type="float">
            <text:p>4,6879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.583861" calcext:value-type="float">
            <text:p>4,58386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551893" calcext:value-type="float">
            <text:p>4,55189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407892" calcext:value-type="float">
            <text:p>4,4078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.407892" calcext:value-type="float">
            <text:p>4,4078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247892" calcext:value-type="float">
            <text:p>4,24789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.367932" calcext:value-type="float">
            <text:p>4,3679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.367932" calcext:value-type="float">
            <text:p>4,3679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.367932" calcext:value-type="float">
            <text:p>4,3679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.367932" calcext:value-type="float">
            <text:p>4,3679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367932" calcext:value-type="float">
            <text:p>4,3679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.295899" calcext:value-type="float">
            <text:p>4,2958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.367948" calcext:value-type="float">
            <text:p>4,36794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.17594" calcext:value-type="float">
            <text:p>4,175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.335867" calcext:value-type="float">
            <text:p>4,3358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.32793" calcext:value-type="float">
            <text:p>4,327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.191927" calcext:value-type="float">
            <text:p>4,1919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.191927" calcext:value-type="float">
            <text:p>4,1919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.375903" calcext:value-type="float">
            <text:p>4,3759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.375903" calcext:value-type="float">
            <text:p>4,3759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375903" calcext:value-type="float">
            <text:p>4,3759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.375903" calcext:value-type="float">
            <text:p>4,3759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.375903" calcext:value-type="float">
            <text:p>4,3759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.375903" calcext:value-type="float">
            <text:p>4,3759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.143951" calcext:value-type="float">
            <text:p>4,1439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143951" calcext:value-type="float">
            <text:p>4,1439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.143951" calcext:value-type="float">
            <text:p>4,1439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.087999" calcext:value-type="float">
            <text:p>4,0879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.087999" calcext:value-type="float">
            <text:p>4,0879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.895999" calcext:value-type="float">
            <text:p>3,8959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.711991" calcext:value-type="float">
            <text:p>3,7119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.711991" calcext:value-type="float">
            <text:p>3,7119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.711991" calcext:value-type="float">
            <text:p>3,7119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.639999" calcext:value-type="float">
            <text:p>3,6399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.639999" calcext:value-type="float">
            <text:p>3,6399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639999" calcext:value-type="float">
            <text:p>3,6399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.639999" calcext:value-type="float">
            <text:p>3,6399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.751995" calcext:value-type="float">
            <text:p>3,7519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.751995" calcext:value-type="float">
            <text:p>3,7519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.839997" calcext:value-type="float">
            <text:p>3,83999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.831997" calcext:value-type="float">
            <text:p>3,83199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.831997" calcext:value-type="float">
            <text:p>3,83199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.831997" calcext:value-type="float">
            <text:p>3,83199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.831997" calcext:value-type="float">
            <text:p>3,83199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.831997" calcext:value-type="float">
            <text:p>3,83199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.823994" calcext:value-type="float">
            <text:p>3,8239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.823994" calcext:value-type="float">
            <text:p>3,8239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.823994" calcext:value-type="float">
            <text:p>3,8239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.823994" calcext:value-type="float">
            <text:p>3,8239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.823994" calcext:value-type="float">
            <text:p>3,8239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823994" calcext:value-type="float">
            <text:p>3,8239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.791913" calcext:value-type="float">
            <text:p>3,7919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.791913" calcext:value-type="float">
            <text:p>3,7919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.599942" calcext:value-type="float">
            <text:p>3,5999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.599942" calcext:value-type="float">
            <text:p>3,5999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487886" calcext:value-type="float">
            <text:p>3,4878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.311886" calcext:value-type="float">
            <text:p>3,3118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.495886" calcext:value-type="float">
            <text:p>3,4958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.495886" calcext:value-type="float">
            <text:p>3,4958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423926" calcext:value-type="float">
            <text:p>3,4239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.223918" calcext:value-type="float">
            <text:p>3,2239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.223918" calcext:value-type="float">
            <text:p>3,2239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.223918" calcext:value-type="float">
            <text:p>3,2239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.223918" calcext:value-type="float">
            <text:p>3,2239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.223918" calcext:value-type="float">
            <text:p>3,2239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.223918" calcext:value-type="float">
            <text:p>3,2239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.223918" calcext:value-type="float">
            <text:p>3,2239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.223918" calcext:value-type="float">
            <text:p>3,2239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.327998" calcext:value-type="float">
            <text:p>3,3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.327998" calcext:value-type="float">
            <text:p>3,3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.327998" calcext:value-type="float">
            <text:p>3,3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.327998" calcext:value-type="float">
            <text:p>3,3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.223903" calcext:value-type="float">
            <text:p>3,22390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.359998" calcext:value-type="float">
            <text:p>3,359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.359998" calcext:value-type="float">
            <text:p>3,359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35999" calcext:value-type="float">
            <text:p>3,359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.35999" calcext:value-type="float">
            <text:p>3,359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.35999" calcext:value-type="float">
            <text:p>3,359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.35999" calcext:value-type="float">
            <text:p>3,359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.35999" calcext:value-type="float">
            <text:p>3,359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.35999" calcext:value-type="float">
            <text:p>3,359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35999" calcext:value-type="float">
            <text:p>3,359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.35999" calcext:value-type="float">
            <text:p>3,359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35999" calcext:value-type="float">
            <text:p>3,359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.35999" calcext:value-type="float">
            <text:p>3,359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.35999" calcext:value-type="float">
            <text:p>3,359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.35999" calcext:value-type="float">
            <text:p>3,359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.351971" calcext:value-type="float">
            <text:p>3,3519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.351971" calcext:value-type="float">
            <text:p>3,3519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.351971" calcext:value-type="float">
            <text:p>3,3519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.351971" calcext:value-type="float">
            <text:p>3,3519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.351971" calcext:value-type="float">
            <text:p>3,3519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.351971" calcext:value-type="float">
            <text:p>3,3519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.351971" calcext:value-type="float">
            <text:p>3,3519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.351971" calcext:value-type="float">
            <text:p>3,3519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.335998" calcext:value-type="float">
            <text:p>3,335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.335998" calcext:value-type="float">
            <text:p>3,335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.335998" calcext:value-type="float">
            <text:p>3,335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.335998" calcext:value-type="float">
            <text:p>3,335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.335998" calcext:value-type="float">
            <text:p>3,335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.31999" calcext:value-type="float">
            <text:p>3,319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.31999" calcext:value-type="float">
            <text:p>3,319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.31999" calcext:value-type="float">
            <text:p>3,319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.31999" calcext:value-type="float">
            <text:p>3,319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.31999" calcext:value-type="float">
            <text:p>3,319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.367982" calcext:value-type="float">
            <text:p>3,3679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.367982" calcext:value-type="float">
            <text:p>3,3679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.367982" calcext:value-type="float">
            <text:p>3,3679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.367982" calcext:value-type="float">
            <text:p>3,3679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.367982" calcext:value-type="float">
            <text:p>3,3679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.367982" calcext:value-type="float">
            <text:p>3,3679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.367982" calcext:value-type="float">
            <text:p>3,3679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.28798" calcext:value-type="float">
            <text:p>3,2879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.167974" calcext:value-type="float">
            <text:p>3,1679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.047957" calcext:value-type="float">
            <text:p>3,0479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.047957" calcext:value-type="float">
            <text:p>3,0479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.047957" calcext:value-type="float">
            <text:p>3,0479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.047957" calcext:value-type="float">
            <text:p>3,0479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.047957" calcext:value-type="float">
            <text:p>3,0479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.047957" calcext:value-type="float">
            <text:p>3,0479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.047957" calcext:value-type="float">
            <text:p>3,0479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.047957" calcext:value-type="float">
            <text:p>3,0479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.047957" calcext:value-type="float">
            <text:p>3,0479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.047957" calcext:value-type="float">
            <text:p>3,0479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.047957" calcext:value-type="float">
            <text:p>3,0479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.335964" calcext:value-type="float">
            <text:p>3,3359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.215989" calcext:value-type="float">
            <text:p>3,215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.991997" calcext:value-type="float">
            <text:p>2,9919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.991997" calcext:value-type="float">
            <text:p>2,9919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.991997" calcext:value-type="float">
            <text:p>2,9919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.991997" calcext:value-type="float">
            <text:p>2,9919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.199989" calcext:value-type="float">
            <text:p>3,199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.199989" calcext:value-type="float">
            <text:p>3,199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.399958" calcext:value-type="float">
            <text:p>3,3999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.399958" calcext:value-type="float">
            <text:p>3,3999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.399958" calcext:value-type="float">
            <text:p>3,3999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.391955" calcext:value-type="float">
            <text:p>3,3919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.391955" calcext:value-type="float">
            <text:p>3,3919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.391955" calcext:value-type="float">
            <text:p>3,3919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.391955" calcext:value-type="float">
            <text:p>3,3919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.391955" calcext:value-type="float">
            <text:p>3,3919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.391955" calcext:value-type="float">
            <text:p>3,3919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.391955" calcext:value-type="float">
            <text:p>3,3919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.391955" calcext:value-type="float">
            <text:p>3,3919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.391955" calcext:value-type="float">
            <text:p>3,3919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.319948" calcext:value-type="float">
            <text:p>3,319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.319948" calcext:value-type="float">
            <text:p>3,319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.311988" calcext:value-type="float">
            <text:p>3,3119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.311988" calcext:value-type="float">
            <text:p>3,3119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.151893" calcext:value-type="float">
            <text:p>3,1518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.351901" calcext:value-type="float">
            <text:p>3,3519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.351901" calcext:value-type="float">
            <text:p>3,3519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.351901" calcext:value-type="float">
            <text:p>3,3519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.22386" calcext:value-type="float">
            <text:p>3,223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.3919" calcext:value-type="float">
            <text:p>3,39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.3919" calcext:value-type="float">
            <text:p>3,39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.327901" calcext:value-type="float">
            <text:p>3,3279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.327901" calcext:value-type="float">
            <text:p>3,3279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.327901" calcext:value-type="float">
            <text:p>3,3279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.28782" calcext:value-type="float">
            <text:p>3,287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.119972" calcext:value-type="float">
            <text:p>3,1199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.119972" calcext:value-type="float">
            <text:p>3,1199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.119972" calcext:value-type="float">
            <text:p>3,1199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.223981" calcext:value-type="float">
            <text:p>3,2239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.223981" calcext:value-type="float">
            <text:p>3,2239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.223981" calcext:value-type="float">
            <text:p>3,2239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.327975" calcext:value-type="float">
            <text:p>3,327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.327975" calcext:value-type="float">
            <text:p>3,327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327975" calcext:value-type="float">
            <text:p>3,327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.327975" calcext:value-type="float">
            <text:p>3,327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.327975" calcext:value-type="float">
            <text:p>3,327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.327975" calcext:value-type="float">
            <text:p>3,327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.327975" calcext:value-type="float">
            <text:p>3,327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.327975" calcext:value-type="float">
            <text:p>3,327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.327975" calcext:value-type="float">
            <text:p>3,327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327975" calcext:value-type="float">
            <text:p>3,327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.327975" calcext:value-type="float">
            <text:p>3,327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.327975" calcext:value-type="float">
            <text:p>3,327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.327975" calcext:value-type="float">
            <text:p>3,327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.327975" calcext:value-type="float">
            <text:p>3,327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.231981" calcext:value-type="float">
            <text:p>3,2319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.231981" calcext:value-type="float">
            <text:p>3,2319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.383966" calcext:value-type="float">
            <text:p>3,3839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.383966" calcext:value-type="float">
            <text:p>3,3839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.383966" calcext:value-type="float">
            <text:p>3,3839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.383966" calcext:value-type="float">
            <text:p>3,3839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.383966" calcext:value-type="float">
            <text:p>3,3839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.383966" calcext:value-type="float">
            <text:p>3,3839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.383966" calcext:value-type="float">
            <text:p>3,3839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.383966" calcext:value-type="float">
            <text:p>3,3839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.383966" calcext:value-type="float">
            <text:p>3,3839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.383966" calcext:value-type="float">
            <text:p>3,3839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.359979" calcext:value-type="float">
            <text:p>3,3599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.359979" calcext:value-type="float">
            <text:p>3,3599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.359979" calcext:value-type="float">
            <text:p>3,3599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.359979" calcext:value-type="float">
            <text:p>3,3599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.215947" calcext:value-type="float">
            <text:p>3,2159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.215947" calcext:value-type="float">
            <text:p>3,2159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.159995" calcext:value-type="float">
            <text:p>3,1599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.103964" calcext:value-type="float">
            <text:p>3,1039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.103964" calcext:value-type="float">
            <text:p>3,1039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.103964" calcext:value-type="float">
            <text:p>3,1039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.103964" calcext:value-type="float">
            <text:p>3,1039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.103964" calcext:value-type="float">
            <text:p>3,1039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.103964" calcext:value-type="float">
            <text:p>3,1039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.103964" calcext:value-type="float">
            <text:p>3,1039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.103964" calcext:value-type="float">
            <text:p>3,1039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.103964" calcext:value-type="float">
            <text:p>3,1039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.103964" calcext:value-type="float">
            <text:p>3,1039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.103964" calcext:value-type="float">
            <text:p>3,1039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.103964" calcext:value-type="float">
            <text:p>3,1039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.103964" calcext:value-type="float">
            <text:p>3,1039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.103964" calcext:value-type="float">
            <text:p>3,1039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.103964" calcext:value-type="float">
            <text:p>3,1039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.103964" calcext:value-type="float">
            <text:p>3,1039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.103964" calcext:value-type="float">
            <text:p>3,1039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.103964" calcext:value-type="float">
            <text:p>3,1039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.103964" calcext:value-type="float">
            <text:p>3,1039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.103964" calcext:value-type="float">
            <text:p>3,1039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.103964" calcext:value-type="float">
            <text:p>3,1039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.103964" calcext:value-type="float">
            <text:p>3,1039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.103964" calcext:value-type="float">
            <text:p>3,1039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.103964" calcext:value-type="float">
            <text:p>3,1039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.103964" calcext:value-type="float">
            <text:p>3,1039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.103964" calcext:value-type="float">
            <text:p>3,1039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.103964" calcext:value-type="float">
            <text:p>3,1039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.103964" calcext:value-type="float">
            <text:p>3,1039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.359981" calcext:value-type="float">
            <text:p>3,3599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.359981" calcext:value-type="float">
            <text:p>3,3599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.359981" calcext:value-type="float">
            <text:p>3,3599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.407968" calcext:value-type="float">
            <text:p>3,4079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.407968" calcext:value-type="float">
            <text:p>3,4079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.407968" calcext:value-type="float">
            <text:p>3,4079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.407968" calcext:value-type="float">
            <text:p>3,4079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.407968" calcext:value-type="float">
            <text:p>3,4079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.407968" calcext:value-type="float">
            <text:p>3,4079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.407968" calcext:value-type="float">
            <text:p>3,4079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.383981" calcext:value-type="float">
            <text:p>3,3839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.383981" calcext:value-type="float">
            <text:p>3,3839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.383981" calcext:value-type="float">
            <text:p>3,3839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.383981" calcext:value-type="float">
            <text:p>3,3839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.383981" calcext:value-type="float">
            <text:p>3,3839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.383981" calcext:value-type="float">
            <text:p>3,3839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.383981" calcext:value-type="float">
            <text:p>3,3839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.383981" calcext:value-type="float">
            <text:p>3,3839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.383981" calcext:value-type="float">
            <text:p>3,3839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.375958" calcext:value-type="float">
            <text:p>3,3759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.375958" calcext:value-type="float">
            <text:p>3,3759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.375958" calcext:value-type="float">
            <text:p>3,3759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.247972" calcext:value-type="float">
            <text:p>3,2479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.247972" calcext:value-type="float">
            <text:p>3,2479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.247972" calcext:value-type="float">
            <text:p>3,2479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.247972" calcext:value-type="float">
            <text:p>3,2479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.247972" calcext:value-type="float">
            <text:p>3,2479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.247972" calcext:value-type="float">
            <text:p>3,2479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.527956" calcext:value-type="float">
            <text:p>3,5279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.51999" calcext:value-type="float">
            <text:p>3,51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.31988" calcext:value-type="float">
            <text:p>3,319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.31988" calcext:value-type="float">
            <text:p>3,319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.31988" calcext:value-type="float">
            <text:p>3,319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.31988" calcext:value-type="float">
            <text:p>3,319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.31988" calcext:value-type="float">
            <text:p>3,319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.2159" calcext:value-type="float">
            <text:p>3,21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.215918" calcext:value-type="float">
            <text:p>3,2159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.215918" calcext:value-type="float">
            <text:p>3,2159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.215918" calcext:value-type="float">
            <text:p>3,2159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.215918" calcext:value-type="float">
            <text:p>3,2159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.215918" calcext:value-type="float">
            <text:p>3,2159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.215918" calcext:value-type="float">
            <text:p>3,2159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.215918" calcext:value-type="float">
            <text:p>3,2159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.215918" calcext:value-type="float">
            <text:p>3,2159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.215918" calcext:value-type="float">
            <text:p>3,2159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.215918" calcext:value-type="float">
            <text:p>3,2159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.215918" calcext:value-type="float">
            <text:p>3,2159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.215918" calcext:value-type="float">
            <text:p>3,2159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215918" calcext:value-type="float">
            <text:p>3,2159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.215918" calcext:value-type="float">
            <text:p>3,2159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.215918" calcext:value-type="float">
            <text:p>3,2159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.215918" calcext:value-type="float">
            <text:p>3,2159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.99195" calcext:value-type="float">
            <text:p>2,991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.951982" calcext:value-type="float">
            <text:p>2,9519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.975982" calcext:value-type="float">
            <text:p>2,9759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.975982" calcext:value-type="float">
            <text:p>2,9759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.975982" calcext:value-type="float">
            <text:p>2,9759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.975982" calcext:value-type="float">
            <text:p>2,9759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.975982" calcext:value-type="float">
            <text:p>2,9759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.975982" calcext:value-type="float">
            <text:p>2,9759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.975982" calcext:value-type="float">
            <text:p>2,9759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.975982" calcext:value-type="float">
            <text:p>2,9759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.975982" calcext:value-type="float">
            <text:p>2,9759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.975982" calcext:value-type="float">
            <text:p>2,9759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.879983" calcext:value-type="float">
            <text:p>2,8799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.879983" calcext:value-type="float">
            <text:p>2,8799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.879983" calcext:value-type="float">
            <text:p>2,8799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.879983" calcext:value-type="float">
            <text:p>2,8799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.879983" calcext:value-type="float">
            <text:p>2,8799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.879983" calcext:value-type="float">
            <text:p>2,8799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.879983" calcext:value-type="float">
            <text:p>2,8799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.879983" calcext:value-type="float">
            <text:p>2,8799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.879983" calcext:value-type="float">
            <text:p>2,8799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.879983" calcext:value-type="float">
            <text:p>2,8799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.879983" calcext:value-type="float">
            <text:p>2,8799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.879983" calcext:value-type="float">
            <text:p>2,8799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.879983" calcext:value-type="float">
            <text:p>2,8799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.879983" calcext:value-type="float">
            <text:p>2,8799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.823984" calcext:value-type="float">
            <text:p>2,8239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.823984" calcext:value-type="float">
            <text:p>2,8239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.775974" calcext:value-type="float">
            <text:p>2,77597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.98395" calcext:value-type="float">
            <text:p>2,983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.98395" calcext:value-type="float">
            <text:p>2,983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.98395" calcext:value-type="float">
            <text:p>2,983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.98395" calcext:value-type="float">
            <text:p>2,983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.98395" calcext:value-type="float">
            <text:p>2,983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.98395" calcext:value-type="float">
            <text:p>2,983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.943974" calcext:value-type="float">
            <text:p>2,943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.943974" calcext:value-type="float">
            <text:p>2,943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.807887" calcext:value-type="float">
            <text:p>2,8078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.67991" calcext:value-type="float">
            <text:p>2,679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.67991" calcext:value-type="float">
            <text:p>2,679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.67991" calcext:value-type="float">
            <text:p>2,679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.67991" calcext:value-type="float">
            <text:p>2,679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.67991" calcext:value-type="float">
            <text:p>2,679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.67991" calcext:value-type="float">
            <text:p>2,679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.67991" calcext:value-type="float">
            <text:p>2,679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.67991" calcext:value-type="float">
            <text:p>2,679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.67991" calcext:value-type="float">
            <text:p>2,679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.67991" calcext:value-type="float">
            <text:p>2,679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.679944" calcext:value-type="float">
            <text:p>2,6799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.679944" calcext:value-type="float">
            <text:p>2,6799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.679944" calcext:value-type="float">
            <text:p>2,6799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.679944" calcext:value-type="float">
            <text:p>2,6799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.679944" calcext:value-type="float">
            <text:p>2,6799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.679944" calcext:value-type="float">
            <text:p>2,6799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.615887" calcext:value-type="float">
            <text:p>2,615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.767908" calcext:value-type="float">
            <text:p>2,7679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.767908" calcext:value-type="float">
            <text:p>2,7679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.767908" calcext:value-type="float">
            <text:p>2,7679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.767908" calcext:value-type="float">
            <text:p>2,7679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.671907" calcext:value-type="float">
            <text:p>2,671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.671907" calcext:value-type="float">
            <text:p>2,671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671907" calcext:value-type="float">
            <text:p>2,671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671907" calcext:value-type="float">
            <text:p>2,671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.671907" calcext:value-type="float">
            <text:p>2,671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.671907" calcext:value-type="float">
            <text:p>2,671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.671907" calcext:value-type="float">
            <text:p>2,671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.671907" calcext:value-type="float">
            <text:p>2,671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.671907" calcext:value-type="float">
            <text:p>2,671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.671907" calcext:value-type="float">
            <text:p>2,671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.671907" calcext:value-type="float">
            <text:p>2,671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.671907" calcext:value-type="float">
            <text:p>2,671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.671907" calcext:value-type="float">
            <text:p>2,671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.671907" calcext:value-type="float">
            <text:p>2,671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.671907" calcext:value-type="float">
            <text:p>2,671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647879" calcext:value-type="float">
            <text:p>2,6478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.647879" calcext:value-type="float">
            <text:p>2,6478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.647879" calcext:value-type="float">
            <text:p>2,6478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.647879" calcext:value-type="float">
            <text:p>2,6478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.463902" calcext:value-type="float">
            <text:p>2,463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.463902" calcext:value-type="float">
            <text:p>2,463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.463902" calcext:value-type="float">
            <text:p>2,463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.463902" calcext:value-type="float">
            <text:p>2,463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.463902" calcext:value-type="float">
            <text:p>2,463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.463902" calcext:value-type="float">
            <text:p>2,463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.463902" calcext:value-type="float">
            <text:p>2,463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.463902" calcext:value-type="float">
            <text:p>2,463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.463902" calcext:value-type="float">
            <text:p>2,463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.463902" calcext:value-type="float">
            <text:p>2,463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.463902" calcext:value-type="float">
            <text:p>2,463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.463902" calcext:value-type="float">
            <text:p>2,463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.463902" calcext:value-type="float">
            <text:p>2,463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.463902" calcext:value-type="float">
            <text:p>2,463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.463902" calcext:value-type="float">
            <text:p>2,463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.463902" calcext:value-type="float">
            <text:p>2,463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.463902" calcext:value-type="float">
            <text:p>2,463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.463902" calcext:value-type="float">
            <text:p>2,463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.463902" calcext:value-type="float">
            <text:p>2,463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.463902" calcext:value-type="float">
            <text:p>2,463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.463902" calcext:value-type="float">
            <text:p>2,463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.255879" calcext:value-type="float">
            <text:p>2,25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.383966" calcext:value-type="float">
            <text:p>2,3839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.343869" calcext:value-type="float">
            <text:p>2,343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.343869" calcext:value-type="float">
            <text:p>2,343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.343869" calcext:value-type="float">
            <text:p>2,343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.343869" calcext:value-type="float">
            <text:p>2,343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.343869" calcext:value-type="float">
            <text:p>2,343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.343869" calcext:value-type="float">
            <text:p>2,343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.343869" calcext:value-type="float">
            <text:p>2,343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.343869" calcext:value-type="float">
            <text:p>2,343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.343869" calcext:value-type="float">
            <text:p>2,343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.343869" calcext:value-type="float">
            <text:p>2,343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.343869" calcext:value-type="float">
            <text:p>2,343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.343869" calcext:value-type="float">
            <text:p>2,343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.343869" calcext:value-type="float">
            <text:p>2,343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.343869" calcext:value-type="float">
            <text:p>2,343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343869" calcext:value-type="float">
            <text:p>2,343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.343869" calcext:value-type="float">
            <text:p>2,343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.343869" calcext:value-type="float">
            <text:p>2,343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.343869" calcext:value-type="float">
            <text:p>2,343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.343869" calcext:value-type="float">
            <text:p>2,343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.343869" calcext:value-type="float">
            <text:p>2,343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.343869" calcext:value-type="float">
            <text:p>2,343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.343869" calcext:value-type="float">
            <text:p>2,343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.343869" calcext:value-type="float">
            <text:p>2,343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.343869" calcext:value-type="float">
            <text:p>2,343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.343869" calcext:value-type="float">
            <text:p>2,343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.343869" calcext:value-type="float">
            <text:p>2,343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.343869" calcext:value-type="float">
            <text:p>2,343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.343869" calcext:value-type="float">
            <text:p>2,343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.351974" calcext:value-type="float">
            <text:p>2,351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.287862" calcext:value-type="float">
            <text:p>2,287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.295975" calcext:value-type="float">
            <text:p>2,2959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.295975" calcext:value-type="float">
            <text:p>2,2959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.295975" calcext:value-type="float">
            <text:p>2,2959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.295975" calcext:value-type="float">
            <text:p>2,2959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.287839" calcext:value-type="float">
            <text:p>2,2878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.287839" calcext:value-type="float">
            <text:p>2,2878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.287839" calcext:value-type="float">
            <text:p>2,2878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.287839" calcext:value-type="float">
            <text:p>2,2878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.287839" calcext:value-type="float">
            <text:p>2,2878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.287839" calcext:value-type="float">
            <text:p>2,2878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.287839" calcext:value-type="float">
            <text:p>2,2878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.287839" calcext:value-type="float">
            <text:p>2,2878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.287839" calcext:value-type="float">
            <text:p>2,2878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.287839" calcext:value-type="float">
            <text:p>2,2878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.287839" calcext:value-type="float">
            <text:p>2,2878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175958" calcext:value-type="float">
            <text:p>2,175958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51:30.30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date>2016-06-05T17:51:40.618000000</dc:date>
    <meta:editing-duration>PT1M9S</meta:editing-duration>
    <meta:editing-cycles>2</meta:editing-cycles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3.log'.A2:'cameraslog_3.log'.C1001 'cameraslog_3.log'.B1:'cameraslog_3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3.log'.B2:'cameraslog_3.log'.B1001" chart:label-cell-address="'cameraslog_3.log'.B1:'cameraslog_3.log'.B1" chart:class="chart:scatter">
            <chart:domain table:cell-range-address="'cameraslog_3.log'.A2:'cameraslog_3.log'.A1001"/>
            <chart:data-point chart:repeated="1000"/>
          </chart:series>
          <chart:series chart:style-name="ch8" chart:values-cell-range-address="'cameraslog_3.log'.C2:'cameraslog_3.log'.C1001" chart:label-cell-address="'cameraslog_3.log'.C1:'cameraslog_3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3.log'.B1:'cameraslog_3.log'.B1</svg:desc>
                </draw:g>
              </table:table-cell>
              <table:table-cell office:value-type="string">
                <text:p>number of cameras</text:p>
                <draw:g>
                  <svg:desc>'cameraslog_3.log'.C1:'cameraslog_3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3.log'.A2:'cameraslog_3.log'.A1001</svg:desc>
                </draw:g>
              </table:table-cell>
              <table:table-cell office:value-type="float" office:value="7.72524">
                <text:p>7.72524</text:p>
                <draw:g>
                  <svg:desc>'cameraslog_3.log'.B2:'cameraslog_3.log'.B1001</svg:desc>
                </draw:g>
              </table:table-cell>
              <table:table-cell office:value-type="float" office:value="7">
                <text:p>7</text:p>
                <draw:g>
                  <svg:desc>'cameraslog_3.log'.C2:'cameraslog_3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773321">
                <text:p>7.7733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997435">
                <text:p>7.9974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805294">
                <text:p>7.8052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.709612">
                <text:p>7.7096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213451">
                <text:p>8.2134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17542">
                <text:p>7.5175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038172">
                <text:p>7.0381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.126252">
                <text:p>7.1262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445939">
                <text:p>7.4459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135319">
                <text:p>6.135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.431278">
                <text:p>6.4312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.167426">
                <text:p>6.1674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007461">
                <text:p>5.0074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039526">
                <text:p>5.0395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455694">
                <text:p>4.4556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.719686">
                <text:p>4.7196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.85554">
                <text:p>4.855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.783669">
                <text:p>4.7836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.823758">
                <text:p>4.8237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.127654">
                <text:p>5.1276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.287691">
                <text:p>5.2876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.231653">
                <text:p>5.2316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.967685">
                <text:p>4.9676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.927626">
                <text:p>4.9276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.191593">
                <text:p>5.19159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.823706">
                <text:p>4.8237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.767656">
                <text:p>4.7676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.727699">
                <text:p>4.7276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.743688">
                <text:p>4.7436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.527649">
                <text:p>4.5276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.263697">
                <text:p>4.2636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.263697">
                <text:p>4.2636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.343832">
                <text:p>4.3438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.599816">
                <text:p>4.5998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.855744">
                <text:p>4.8557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.855744">
                <text:p>4.8557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.951856">
                <text:p>4.9518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.08792">
                <text:p>5.087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047852">
                <text:p>5.0478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.887878">
                <text:p>4.8878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.887878">
                <text:p>4.8878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.887878">
                <text:p>4.8878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.167869">
                <text:p>5.16786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.167869">
                <text:p>5.16786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.999869">
                <text:p>4.9998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.999869">
                <text:p>4.9998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.959893">
                <text:p>4.9598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.055879">
                <text:p>5.0558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.295815">
                <text:p>5.2958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.231997">
                <text:p>5.2319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.111998">
                <text:p>5.1119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.111998">
                <text:p>5.1119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.111998">
                <text:p>5.1119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.383995">
                <text:p>5.3839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.439991">
                <text:p>5.4399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.175992">
                <text:p>5.1759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.455991">
                <text:p>5.4559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.455991">
                <text:p>5.4559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.455991">
                <text:p>5.4559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.455991">
                <text:p>5.4559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.119993">
                <text:p>5.1199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.295993">
                <text:p>5.2959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.295993">
                <text:p>5.2959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.135992">
                <text:p>5.1359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.039991">
                <text:p>5.0399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4.767992">
                <text:p>4.7679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4.951992">
                <text:p>4.9519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4.951992">
                <text:p>4.9519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.151992">
                <text:p>5.1519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.14399">
                <text:p>5.143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.199992">
                <text:p>5.1999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.199992">
                <text:p>5.1999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.199992">
                <text:p>5.1999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.199992">
                <text:p>5.1999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4.935992">
                <text:p>4.9359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.191992">
                <text:p>5.1919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.631601">
                <text:p>5.6316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.695513">
                <text:p>5.6955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.4476">
                <text:p>5.44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.4476">
                <text:p>5.44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.535523">
                <text:p>5.5355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.727371">
                <text:p>5.7273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.623603">
                <text:p>5.62360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.799549">
                <text:p>5.799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.655567">
                <text:p>5.6555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5.655606">
                <text:p>5.6556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5.759686">
                <text:p>5.75968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5.775599">
                <text:p>5.77559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.551631">
                <text:p>5.5516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5.423543">
                <text:p>5.4235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.287577">
                <text:p>5.2875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5.287577">
                <text:p>5.2875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.503569">
                <text:p>5.5035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.503569">
                <text:p>5.5035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.175688">
                <text:p>5.1756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5.175688">
                <text:p>5.1756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5.447617">
                <text:p>5.4476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5.391657">
                <text:p>5.3916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.455569">
                <text:p>5.4555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5.455569">
                <text:p>5.4555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5.455569">
                <text:p>5.4555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5.455569">
                <text:p>5.4555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5.695545">
                <text:p>5.6955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5.695545">
                <text:p>5.6955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5.471593">
                <text:p>5.4715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5.44741">
                <text:p>5.447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5.247433">
                <text:p>5.2474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5.407465">
                <text:p>5.4074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5.399321">
                <text:p>5.3993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5.399321">
                <text:p>5.3993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5.127393">
                <text:p>5.1273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5.047425">
                <text:p>5.0474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5.047425">
                <text:p>5.0474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4.887393">
                <text:p>4.88739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4.967521">
                <text:p>4.96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4.967521">
                <text:p>4.96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4.847839">
                <text:p>4.8478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4.951911">
                <text:p>4.9519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4.975885">
                <text:p>4.9758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4.975885">
                <text:p>4.9758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4.975885">
                <text:p>4.9758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5.111933">
                <text:p>5.1119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4.951909">
                <text:p>4.9519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4.687902">
                <text:p>4.68790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4.583861">
                <text:p>4.58386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4.551893">
                <text:p>4.55189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4.407892">
                <text:p>4.4078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4.407892">
                <text:p>4.4078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4.247892">
                <text:p>4.2478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4.367932">
                <text:p>4.3679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4.367932">
                <text:p>4.3679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4.367932">
                <text:p>4.3679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4.367932">
                <text:p>4.3679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4.367932">
                <text:p>4.3679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4.295899">
                <text:p>4.2958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4.367948">
                <text:p>4.3679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4.17594">
                <text:p>4.175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4.335867">
                <text:p>4.3358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4.32793">
                <text:p>4.327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4.191927">
                <text:p>4.1919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4.191927">
                <text:p>4.1919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4.375903">
                <text:p>4.3759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4.375903">
                <text:p>4.3759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4.375903">
                <text:p>4.3759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4.375903">
                <text:p>4.3759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4.375903">
                <text:p>4.3759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4.375903">
                <text:p>4.3759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4.143951">
                <text:p>4.1439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4.143951">
                <text:p>4.1439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4.143951">
                <text:p>4.1439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4.087999">
                <text:p>4.0879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4.087999">
                <text:p>4.0879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3.895999">
                <text:p>3.8959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.711991">
                <text:p>3.7119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3.711991">
                <text:p>3.7119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3.711991">
                <text:p>3.7119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3.639999">
                <text:p>3.6399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3.639999">
                <text:p>3.6399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3.639999">
                <text:p>3.6399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3.639999">
                <text:p>3.6399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3.751995">
                <text:p>3.7519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3.751995">
                <text:p>3.7519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3.839997">
                <text:p>3.8399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3.831997">
                <text:p>3.8319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3.831997">
                <text:p>3.8319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.831997">
                <text:p>3.8319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3.831997">
                <text:p>3.8319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3.831997">
                <text:p>3.8319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3.823994">
                <text:p>3.8239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3.823994">
                <text:p>3.8239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3.823994">
                <text:p>3.8239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3.823994">
                <text:p>3.8239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3.823994">
                <text:p>3.8239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3.823994">
                <text:p>3.8239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3.791913">
                <text:p>3.7919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3.791913">
                <text:p>3.7919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3.599942">
                <text:p>3.5999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3.599942">
                <text:p>3.5999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3.487886">
                <text:p>3.4878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3.311886">
                <text:p>3.3118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3.495886">
                <text:p>3.4958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3.495886">
                <text:p>3.4958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3.423926">
                <text:p>3.4239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3.223918">
                <text:p>3.2239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3.223918">
                <text:p>3.2239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3.223918">
                <text:p>3.2239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3.223918">
                <text:p>3.2239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3.223918">
                <text:p>3.2239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3.223918">
                <text:p>3.2239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3.223918">
                <text:p>3.2239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3.223918">
                <text:p>3.2239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3.327998">
                <text:p>3.3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.327998">
                <text:p>3.3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.327998">
                <text:p>3.3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.327998">
                <text:p>3.3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3.223903">
                <text:p>3.2239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3.359998">
                <text:p>3.359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.359998">
                <text:p>3.359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.35999">
                <text:p>3.359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.35999">
                <text:p>3.359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.35999">
                <text:p>3.359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3.35999">
                <text:p>3.359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3.35999">
                <text:p>3.359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3.35999">
                <text:p>3.359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.35999">
                <text:p>3.359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3.35999">
                <text:p>3.359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3.35999">
                <text:p>3.359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.35999">
                <text:p>3.359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3.35999">
                <text:p>3.359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3.35999">
                <text:p>3.359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3.351971">
                <text:p>3.3519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.351971">
                <text:p>3.3519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3.351971">
                <text:p>3.3519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3.351971">
                <text:p>3.3519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3.351971">
                <text:p>3.3519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3.351971">
                <text:p>3.3519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3.351971">
                <text:p>3.3519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3.351971">
                <text:p>3.3519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3.335998">
                <text:p>3.335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3.335998">
                <text:p>3.335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.335998">
                <text:p>3.335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3.335998">
                <text:p>3.335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3.335998">
                <text:p>3.335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3.31999">
                <text:p>3.319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3.31999">
                <text:p>3.319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3.31999">
                <text:p>3.319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3.31999">
                <text:p>3.319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3.31999">
                <text:p>3.319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3.367982">
                <text:p>3.3679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3.367982">
                <text:p>3.3679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3.367982">
                <text:p>3.3679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3.367982">
                <text:p>3.3679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3.367982">
                <text:p>3.3679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3.367982">
                <text:p>3.3679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3.367982">
                <text:p>3.3679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3.28798">
                <text:p>3.287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.167974">
                <text:p>3.1679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3.047957">
                <text:p>3.0479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3.047957">
                <text:p>3.0479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3.047957">
                <text:p>3.0479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3.047957">
                <text:p>3.0479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3.047957">
                <text:p>3.0479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3.047957">
                <text:p>3.0479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3.047957">
                <text:p>3.0479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3.047957">
                <text:p>3.0479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3.047957">
                <text:p>3.0479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3.047957">
                <text:p>3.0479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3.047957">
                <text:p>3.0479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3.335964">
                <text:p>3.3359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3.215989">
                <text:p>3.215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.991997">
                <text:p>2.9919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.991997">
                <text:p>2.9919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.991997">
                <text:p>2.9919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.991997">
                <text:p>2.9919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3.199989">
                <text:p>3.199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3.199989">
                <text:p>3.199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3.399958">
                <text:p>3.3999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3.399958">
                <text:p>3.3999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3.399958">
                <text:p>3.3999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3.391955">
                <text:p>3.3919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3.391955">
                <text:p>3.3919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3.391955">
                <text:p>3.3919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3.391955">
                <text:p>3.3919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3.391955">
                <text:p>3.3919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3.391955">
                <text:p>3.3919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3.391955">
                <text:p>3.3919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3.391955">
                <text:p>3.3919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3.391955">
                <text:p>3.3919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3.319948">
                <text:p>3.3199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3.319948">
                <text:p>3.3199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3.311988">
                <text:p>3.3119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3.311988">
                <text:p>3.3119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3.151893">
                <text:p>3.1518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3.351901">
                <text:p>3.3519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3.351901">
                <text:p>3.3519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3.351901">
                <text:p>3.3519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3.22386">
                <text:p>3.223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3.3919">
                <text:p>3.39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3.3919">
                <text:p>3.39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3.327901">
                <text:p>3.3279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3.327901">
                <text:p>3.3279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3.327901">
                <text:p>3.3279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3.28782">
                <text:p>3.287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3.119972">
                <text:p>3.1199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3.119972">
                <text:p>3.1199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3.119972">
                <text:p>3.1199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3.223981">
                <text:p>3.2239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3.223981">
                <text:p>3.2239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3.223981">
                <text:p>3.2239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3.327975">
                <text:p>3.327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3.327975">
                <text:p>3.327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3.327975">
                <text:p>3.327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3.327975">
                <text:p>3.327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3.327975">
                <text:p>3.327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3.327975">
                <text:p>3.327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3.327975">
                <text:p>3.327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3.327975">
                <text:p>3.327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3.327975">
                <text:p>3.327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.327975">
                <text:p>3.327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3.327975">
                <text:p>3.327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3.327975">
                <text:p>3.327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3.327975">
                <text:p>3.327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3.327975">
                <text:p>3.327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3.231981">
                <text:p>3.2319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.231981">
                <text:p>3.2319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.383966">
                <text:p>3.3839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.383966">
                <text:p>3.3839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.383966">
                <text:p>3.3839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.383966">
                <text:p>3.3839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3.383966">
                <text:p>3.3839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3.383966">
                <text:p>3.3839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3.383966">
                <text:p>3.3839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3.383966">
                <text:p>3.3839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3.383966">
                <text:p>3.3839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.383966">
                <text:p>3.3839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3.359979">
                <text:p>3.3599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3.359979">
                <text:p>3.3599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3.359979">
                <text:p>3.3599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3.359979">
                <text:p>3.3599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3.215947">
                <text:p>3.2159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3.215947">
                <text:p>3.2159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3.159995">
                <text:p>3.1599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3.103964">
                <text:p>3.103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3.103964">
                <text:p>3.103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3.103964">
                <text:p>3.103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3.103964">
                <text:p>3.103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3.103964">
                <text:p>3.103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3.103964">
                <text:p>3.103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.103964">
                <text:p>3.103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3.103964">
                <text:p>3.103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3.103964">
                <text:p>3.103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3.103964">
                <text:p>3.103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3.103964">
                <text:p>3.103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3.103964">
                <text:p>3.103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3.103964">
                <text:p>3.103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3.103964">
                <text:p>3.103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3.103964">
                <text:p>3.103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3.103964">
                <text:p>3.103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3.103964">
                <text:p>3.103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3.103964">
                <text:p>3.103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3.103964">
                <text:p>3.103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3.103964">
                <text:p>3.103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.103964">
                <text:p>3.103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.103964">
                <text:p>3.103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3.103964">
                <text:p>3.103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3.103964">
                <text:p>3.103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3.103964">
                <text:p>3.103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3.103964">
                <text:p>3.103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.103964">
                <text:p>3.103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3.103964">
                <text:p>3.103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.359981">
                <text:p>3.3599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3.359981">
                <text:p>3.3599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.359981">
                <text:p>3.3599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3.407968">
                <text:p>3.4079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3.407968">
                <text:p>3.4079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3.407968">
                <text:p>3.4079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3.407968">
                <text:p>3.4079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3.407968">
                <text:p>3.4079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.407968">
                <text:p>3.4079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3.407968">
                <text:p>3.4079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3.383981">
                <text:p>3.3839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3.383981">
                <text:p>3.3839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3.383981">
                <text:p>3.3839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3.383981">
                <text:p>3.3839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3.383981">
                <text:p>3.3839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3.383981">
                <text:p>3.3839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3.383981">
                <text:p>3.3839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3.383981">
                <text:p>3.3839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3.383981">
                <text:p>3.3839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3.375958">
                <text:p>3.3759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.375958">
                <text:p>3.3759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3.375958">
                <text:p>3.3759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3.247972">
                <text:p>3.2479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3.247972">
                <text:p>3.2479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.247972">
                <text:p>3.2479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3.247972">
                <text:p>3.2479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3.247972">
                <text:p>3.2479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3.247972">
                <text:p>3.2479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.527956">
                <text:p>3.5279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3.51999">
                <text:p>3.51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3.31988">
                <text:p>3.319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3.31988">
                <text:p>3.319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3.31988">
                <text:p>3.319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3.31988">
                <text:p>3.319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3.31988">
                <text:p>3.319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3.2159">
                <text:p>3.21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3.215918">
                <text:p>3.2159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3.215918">
                <text:p>3.2159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3.215918">
                <text:p>3.2159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3.215918">
                <text:p>3.2159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3.215918">
                <text:p>3.2159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3.215918">
                <text:p>3.2159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3.215918">
                <text:p>3.2159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3.215918">
                <text:p>3.2159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3.215918">
                <text:p>3.2159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3.215918">
                <text:p>3.2159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3.215918">
                <text:p>3.2159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3.215918">
                <text:p>3.2159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3.215918">
                <text:p>3.2159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3.215918">
                <text:p>3.2159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3.215918">
                <text:p>3.2159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3.215918">
                <text:p>3.2159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.99195">
                <text:p>2.991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.951982">
                <text:p>2.9519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.975982">
                <text:p>2.9759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.975982">
                <text:p>2.9759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.975982">
                <text:p>2.9759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.975982">
                <text:p>2.9759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.975982">
                <text:p>2.9759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.975982">
                <text:p>2.9759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.975982">
                <text:p>2.9759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.975982">
                <text:p>2.9759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2.975982">
                <text:p>2.9759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2.975982">
                <text:p>2.9759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2.879983">
                <text:p>2.8799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2.879983">
                <text:p>2.8799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2.879983">
                <text:p>2.8799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2.879983">
                <text:p>2.8799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.879983">
                <text:p>2.8799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.879983">
                <text:p>2.8799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2.879983">
                <text:p>2.8799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2.879983">
                <text:p>2.8799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2.879983">
                <text:p>2.8799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2.879983">
                <text:p>2.8799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2.879983">
                <text:p>2.8799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2.879983">
                <text:p>2.8799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2.879983">
                <text:p>2.8799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2.879983">
                <text:p>2.8799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2.823984">
                <text:p>2.8239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2.823984">
                <text:p>2.8239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2.775974">
                <text:p>2.7759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2.98395">
                <text:p>2.983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2.98395">
                <text:p>2.983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.98395">
                <text:p>2.983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.98395">
                <text:p>2.983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.98395">
                <text:p>2.983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2.98395">
                <text:p>2.983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.943974">
                <text:p>2.943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.943974">
                <text:p>2.943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.807887">
                <text:p>2.8078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2.67991">
                <text:p>2.679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2.67991">
                <text:p>2.679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.67991">
                <text:p>2.679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2.67991">
                <text:p>2.679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2.67991">
                <text:p>2.679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2.67991">
                <text:p>2.679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.67991">
                <text:p>2.679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2.67991">
                <text:p>2.679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2.67991">
                <text:p>2.679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2.67991">
                <text:p>2.679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2.679944">
                <text:p>2.6799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2.679944">
                <text:p>2.6799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2.679944">
                <text:p>2.6799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2.679944">
                <text:p>2.6799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2.679944">
                <text:p>2.6799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.679944">
                <text:p>2.6799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2.615887">
                <text:p>2.615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2.767908">
                <text:p>2.7679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2.767908">
                <text:p>2.7679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.767908">
                <text:p>2.7679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2.767908">
                <text:p>2.7679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2.671907">
                <text:p>2.671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2.671907">
                <text:p>2.671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.671907">
                <text:p>2.671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.671907">
                <text:p>2.671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2.671907">
                <text:p>2.671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2.671907">
                <text:p>2.671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2.671907">
                <text:p>2.671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2.671907">
                <text:p>2.671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2.671907">
                <text:p>2.671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2.671907">
                <text:p>2.671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2.671907">
                <text:p>2.671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2.671907">
                <text:p>2.671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2.671907">
                <text:p>2.671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2.671907">
                <text:p>2.671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2.671907">
                <text:p>2.671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2.647879">
                <text:p>2.6478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2.647879">
                <text:p>2.6478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2.647879">
                <text:p>2.6478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2.647879">
                <text:p>2.6478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2.463902">
                <text:p>2.463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2.463902">
                <text:p>2.463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2.463902">
                <text:p>2.463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2.463902">
                <text:p>2.463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2.463902">
                <text:p>2.463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2.463902">
                <text:p>2.463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2.463902">
                <text:p>2.463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2.463902">
                <text:p>2.463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2.463902">
                <text:p>2.463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2.463902">
                <text:p>2.463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2.463902">
                <text:p>2.463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2.463902">
                <text:p>2.463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2.463902">
                <text:p>2.463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2.463902">
                <text:p>2.463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2.463902">
                <text:p>2.463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2.463902">
                <text:p>2.463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2.463902">
                <text:p>2.463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2.463902">
                <text:p>2.463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2.463902">
                <text:p>2.463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2.463902">
                <text:p>2.463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2.463902">
                <text:p>2.463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2.255879">
                <text:p>2.25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2.383966">
                <text:p>2.3839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2.343869">
                <text:p>2.343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2.343869">
                <text:p>2.343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2.343869">
                <text:p>2.343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2.343869">
                <text:p>2.343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2.343869">
                <text:p>2.343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2.343869">
                <text:p>2.343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2.343869">
                <text:p>2.343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2.343869">
                <text:p>2.343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2.343869">
                <text:p>2.343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2.343869">
                <text:p>2.343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2.343869">
                <text:p>2.343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2.343869">
                <text:p>2.343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2.343869">
                <text:p>2.343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2.343869">
                <text:p>2.343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2.343869">
                <text:p>2.343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2.343869">
                <text:p>2.343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2.343869">
                <text:p>2.343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2.343869">
                <text:p>2.343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2.343869">
                <text:p>2.343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2.343869">
                <text:p>2.343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2.343869">
                <text:p>2.343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2.343869">
                <text:p>2.343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2.343869">
                <text:p>2.343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2.343869">
                <text:p>2.343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2.343869">
                <text:p>2.343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2.343869">
                <text:p>2.343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2.343869">
                <text:p>2.343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2.343869">
                <text:p>2.343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2.351974">
                <text:p>2.351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2.287862">
                <text:p>2.287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2.295975">
                <text:p>2.2959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2.295975">
                <text:p>2.2959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2.295975">
                <text:p>2.2959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2.295975">
                <text:p>2.2959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2.287839">
                <text:p>2.2878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2.287839">
                <text:p>2.2878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2.287839">
                <text:p>2.2878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2.287839">
                <text:p>2.2878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2.287839">
                <text:p>2.2878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2.287839">
                <text:p>2.2878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2.287839">
                <text:p>2.2878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2.287839">
                <text:p>2.2878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2.287839">
                <text:p>2.2878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2.287839">
                <text:p>2.2878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2.287839">
                <text:p>2.2878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.175958">
                <text:p>2.175958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